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カフェオ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afé au Lait】×1!</text:p>
          </table:table-cell>
          <table:table-cell table:number-columns-repeated="1020"/>
        </table:table-row>
        <table:table-row>
          <table:table-cell table:style-name="ce0" office:value-type="string">
            <text:p>【カフェオレ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Café au Lait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←：きれいな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んた・・・本当に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見ても健常とは思え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調が悪いなら、正直に言う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、た、体調というか、その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かして、トイレ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思ったけど、そんなわけないか・・・
　我慢する必要なんてないもん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どこか具合が悪いんじゃ
な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の環境に体が慣れてない、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ネ、そんな感じ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山を徒歩で越えるなんて
無茶だったん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休憩にしよっ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ら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とか、そういうのいいから、は、はやく・・・
先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したい・・・っ、おしっこしたいヨ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トイレまで・・・がまん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ぁ・・・っ、ふ・・・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なかが・・・苦しいヨー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やく、はやく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、やはり君の様子は普通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ん休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っ、ち、ちが・・・っ　はぅ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そこに、きれいな水場があ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少し休みましょう。　みんなあんたを心配
してる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ぅぁあ・・・っ、こ、こんなとこで時間を使ったら、
　も、もう絶対に間に合わなくなっちゃうヨォ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ど、ど、どうしヨォ・・・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し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で休憩を断ったりしたら・・・おしっこ我慢
　してるのが、バレちゃうネー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・・・す、少しだけ、休憩す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、無理は良くない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場はすぐそこです。　しっか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以上時間を無駄にしてたら・・・
　本当におもらししちゃうネー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・・・ほんとうに大丈夫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へ、早く・・・先へ進む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や君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山の空気と相性が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人の体のことは、よく分からない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！！　そうヨー！！　ここの空気はワタシに
とって毒な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、一刻も早く山を越え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ぐネー！！　さあ、急ぐ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休憩なんかしてる場合じゃ
ないよ、レグマくん！　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21:15:11+01:00</meta:creation-date>
    <dc:date>2019-10-27T21:15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